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officeooo:rsid="001c09e1" officeooo:paragraph-rsid="001c09e1"/>
    </style:style>
    <style:style style:name="P2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fo:font-weight="bold" officeooo:rsid="001d5488" officeooo:paragraph-rsid="001d5488" style:font-weight-asian="bold" style:font-weight-complex="bold"/>
    </style:style>
    <style:style style:name="P3" style:family="paragraph" style:parent-style-name="Standard">
      <style:paragraph-properties fo:margin-top="0.199cm" fo:margin-bottom="0cm" loext:contextual-spacing="false" fo:line-height="100%" fo:text-align="center" style:justify-single-word="false" style:writing-mode="page"/>
      <style:text-properties fo:font-variant="small-caps" fo:font-size="14pt" fo:font-weight="bold" officeooo:rsid="001c09e1" officeooo:paragraph-rsid="001c09e1" style:font-size-asian="14pt" style:font-weight-asian="bold" style:font-size-complex="14pt" style:font-weight-complex="bold" loext:shadow="none"/>
    </style:style>
    <style:style style:name="P4" style:family="paragraph" style:parent-style-name="Standard">
      <style:paragraph-properties fo:margin-top="0.199cm" fo:margin-bottom="0cm" loext:contextual-spacing="false" fo:line-height="100%" fo:text-align="end" style:justify-single-word="false" style:writing-mode="page"/>
      <style:text-properties fo:font-size="12pt" fo:font-weight="normal" officeooo:rsid="001d5488" officeooo:paragraph-rsid="001d5488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top="0.199cm" fo:margin-bottom="0cm" loext:contextual-spacing="false" fo:line-height="150%" fo:text-align="justify" style:justify-single-word="false" style:writing-mode="page"/>
      <style:text-properties fo:font-size="14pt" fo:font-weight="bold" officeooo:rsid="001c09e1" officeooo:paragraph-rsid="001c09e1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.199cm" fo:margin-bottom="0cm" loext:contextual-spacing="false" fo:line-height="100%" fo:text-align="center" style:justify-single-word="false" style:writing-mode="page"/>
      <style:text-properties fo:font-variant="small-caps" fo:font-size="14pt" fo:font-weight="bold" officeooo:rsid="00273d47" officeooo:paragraph-rsid="00273d47" style:font-size-asian="14pt" style:font-weight-asian="bold" style:font-size-complex="14pt" style:font-weight-complex="bold" loext:shadow="none"/>
    </style:style>
    <style:style style:name="P7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officeooo:rsid="00273d47" officeooo:paragraph-rsid="00273d47"/>
    </style:style>
    <style:style style:name="P8" style:family="paragraph" style:parent-style-name="Standard" style:list-style-name="L5">
      <style:paragraph-properties fo:margin-top="0.199cm" fo:margin-bottom="0cm" loext:contextual-spacing="false" fo:line-height="100%" fo:text-align="justify" style:justify-single-word="false" style:writing-mode="page"/>
      <style:text-properties officeooo:rsid="00273d47" officeooo:paragraph-rsid="00273d47"/>
    </style:style>
    <style:style style:name="P9" style:family="paragraph" style:parent-style-name="Standard" style:list-style-name="L6">
      <style:paragraph-properties fo:margin-top="0.199cm" fo:margin-bottom="0cm" loext:contextual-spacing="false" fo:line-height="100%" fo:text-align="justify" style:justify-single-word="false" style:writing-mode="page"/>
      <style:text-properties officeooo:rsid="00273d47" officeooo:paragraph-rsid="00273d47"/>
    </style:style>
    <style:style style:name="P10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fo:font-weight="bold" officeooo:rsid="00273d47" officeooo:paragraph-rsid="00273d47" style:font-weight-asian="bold" style:font-weight-complex="bold"/>
    </style:style>
    <style:style style:name="P11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fo:font-weight="bold" officeooo:rsid="0028ab5a" officeooo:paragraph-rsid="0028ab5a" style:font-weight-asian="bold" style:font-weight-complex="bold"/>
    </style:style>
    <style:style style:name="P12" style:family="paragraph" style:parent-style-name="Standard">
      <style:paragraph-properties fo:margin-top="0.199cm" fo:margin-bottom="0cm" loext:contextual-spacing="false" fo:line-height="100%" fo:text-align="justify" style:justify-single-word="false" style:writing-mode="page"/>
      <style:text-properties officeooo:rsid="0028ab5a" officeooo:paragraph-rsid="0028ab5a"/>
    </style:style>
    <style:style style:name="P13" style:family="paragraph" style:parent-style-name="Standard" style:list-style-name="L7">
      <style:paragraph-properties fo:margin-top="0.199cm" fo:margin-bottom="0cm" loext:contextual-spacing="false" fo:line-height="100%" fo:text-align="justify" style:justify-single-word="false" style:writing-mode="page"/>
      <style:text-properties fo:font-weight="normal" officeooo:rsid="0028ab5a" officeooo:paragraph-rsid="0028ab5a" style:font-weight-asian="normal" style:font-weight-complex="normal"/>
    </style:style>
    <style:style style:name="T1" style:family="text">
      <style:text-properties officeooo:rsid="00273d47"/>
    </style:style>
    <style:style style:name="T2" style:family="text">
      <style:text-properties officeooo:rsid="002a757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ylviane Vieira</text:p>
      <text:p text:style-name="P4">LP DA2I</text:p>
      <text:p text:style-name="P3">Conférence n°<text:span text:style-name="T1">4</text:span></text:p>
      <text:p text:style-name="P6">HTML5 -CSS3</text:p>
      <text:p text:style-name="P6">Maxime Caboche - Sogetim</text:p>
      <text:p text:style-name="P5"/>
      <text:p text:style-name="P2">L’intervenant</text:p>
      <text:p text:style-name="P7">Maxime Caboche appartient à la promotion 2014 de la licence professionnelle DA2I. Il a effectué son stage de fin d’études dans une start-up, Etibe. Il y a travaillé pendant 3 ans avant de rejoindre Sogeti appartenant au groupe CapGemini) en tant que consultant applicatif. </text:p>
      <text:p text:style-name="P1"><text:span text:style-name="T1">Actuellement, il développe un réseau social pour le groupe Decathlon</text:span></text:p>
      <text:p text:style-name="P1"/>
      <text:p text:style-name="P10">HTML</text:p>
      <text:list xml:id="list2247232693854421025" text:style-name="L5">
        <text:list-item>
          <text:p text:style-name="P8">langage sémantique, de description</text:p>
        </text:list-item>
        <text:list-item>
          <text:p text:style-name="P8">inventé en 1990</text:p>
        </text:list-item>
        <text:list-item>
          <text:p text:style-name="P8">Maxime nous a présenté les principales balises :</text:p>
        </text:list-item>
      </text:list>
      <text:list xml:id="list3947533792717467260" text:style-name="L6">
        <text:list-item>
          <text:list>
            <text:list-item>
              <text:p text:style-name="P9">div</text:p>
            </text:list-item>
            <text:list-item>
              <text:p text:style-name="P9">span</text:p>
            </text:list-item>
            <text:list-item>
              <text:p text:style-name="P9">header</text:p>
            </text:list-item>
            <text:list-item>
              <text:p text:style-name="P9">footer</text:p>
            </text:list-item>
            <text:list-item>
              <text:p text:style-name="P9">aside</text:p>
            </text:list-item>
            <text:list-item>
              <text:p text:style-name="P9">nav</text:p>
            </text:list-item>
          </text:list>
        </text:list-item>
      </text:list>
      <text:p text:style-name="P11">CSS</text:p>
      <text:list xml:id="list3925092543129731364" text:style-name="L7">
        <text:list-item>
          <text:p text:style-name="P13">créé en 1990</text:p>
        </text:list-item>
        <text:list-item>
          <text:p text:style-name="P13">permet de mettre en forme le langage descriptif</text:p>
        </text:list-item>
      </text:list>
      <text:p text:style-name="P12">Nous avons <text:span text:style-name="T2">très rapidement</text:span> <text:span text:style-name="T2">pris place en salle</text:span> de TP visant <text:span text:style-name="T2">pour</text:span> reproduire un site internet dont le modèle était fourni.</text:p>
      <text:p text:style-name="P12"/>
      <text:p text:style-name="P11">Séance 1</text:p>
      <text:p text:style-name="P12">La première séance, nous avons travaillé uniquement avec les balises HTML/CSS pour tenter de reproduire un site one page pour s’exercer à la manipulation des principales balises</text:p>
      <text:p text:style-name="P12"/>
      <text:p text:style-name="P11">Séance 2</text:p>
      <text:p text:style-name="P12">Nous avons utilisé npm, bootstrap et le préprocesseur Sass pour reproduire à nouveau une interface graphique. Cette deuxième séance était plus complète car nous avons abordé des technologies nouvelles et utilisé des outils communément employés en entreprise tel<text:span text:style-name="T2">s</text:span> que Bootstrap ou NodeJs.<text:line-break/><text:span text:style-name="T2">Une présentation intéressante et une approche TP qui a dynamisé un peu la conférence qui sans doute a le moins de succès vu les technologies abordé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9:30:18.226000000</meta:creation-date>
    <dc:date>2017-12-16T16:15:33.580207615</dc:date>
    <meta:editing-duration>PT20M9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232" meta:character-count="1378" meta:non-whitespace-character-count="1182"/>
  </office:meta>
</office:document-meta>
</file>